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3aca3" officeooo:paragraph-rsid="0013aca3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13aca3" officeooo:paragraph-rsid="0013aca3"/>
    </style:style>
    <style:style style:name="P3" style:family="paragraph" style:parent-style-name="Standard">
      <style:text-properties style:font-name="Times New Roman" officeooo:rsid="0014c2e5" officeooo:paragraph-rsid="0014c2e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0906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4c2e5"/>
    </style:style>
    <style:style style:name="T5" style:family="text">
      <style:text-properties fo:language="ru" fo:country="RU" officeooo:rsid="001509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ояснение к коду программы «Конфигуратор <text:span text:style-name="T1">CLO</text:span>»</text:p>
      <text:p text:style-name="P2"/>
      <text:p text:style-name="P1"><text:tab/>Данный код позволяет производить изменения в файлах формата <text:span text:style-name="T1">Intel HEX.</text:span><text:span text:style-name="T3"> Такие файлы в дальнейшем используются для прошивки контроллера.</text:span></text:p>
      <text:p text:style-name="P1"><text:span text:style-name="T3"><text:tab/>Код состоит из </text:span><text:span text:style-name="T4">трех основных блоков: «Пользовательский интерфейс», «Чтение данных из файла», «Заполнение нового файла».</text:span></text:p>
      <text:p text:style-name="P3"><text:span text:style-name="T3"><text:tab/>В блоке «Пользовательский интерфейс» - код, отвечающий за предметы пользовательского интерфейса: кнопки, график и таблица с данными из файла.</text:span></text:p>
      <text:p text:style-name="P3"><text:span text:style-name="T3"><text:tab/>В блоке «Чтение данных из файла» - код, отвечающий за процесс чтения данных из выбранного пользователем файла.</text:span></text:p>
      <text:p text:style-name="P3"><text:span text:style-name="T3"><text:tab/>В блоке «Заполнение нового файла» - код, отвечающий за </text:span><text:span text:style-name="T5">заполнение нового файла данными, введенных пользователем в таблицу. Также здесь выполняется подсчет </text:span><text:span text:style-name="T2">CRC-</text:span><text:span text:style-name="T5">суммы для строк нового файл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7T17:59:53.710000000</dc:date>
    <meta:editing-duration>PT5H15M4S</meta:editing-duration>
    <meta:editing-cycles>3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6" meta:word-count="101" meta:character-count="742" meta:non-whitespace-character-count="642"/>
  </office:meta>
</office:document-meta>
</file>